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P24" style:family="paragraph" style:parent-style-name="Standard" style:list-style-name="L1">
      <style:text-properties fo:color="#000000" loext:opacity="100%" officeooo:rsid="002fad36" officeooo:paragraph-rsid="002fad36"/>
    </style:style>
    <style:style style:name="P25" style:family="paragraph" style:parent-style-name="Standard" style:list-style-name="L1">
      <style:text-properties fo:color="#000000" loext:opacity="100%" officeooo:rsid="00316fb5" officeooo:paragraph-rsid="00316fb5"/>
    </style:style>
    <style:style style:name="P26" style:family="paragraph" style:parent-style-name="Standard" style:list-style-name="L1">
      <style:text-properties fo:color="#000000" loext:opacity="100%" officeooo:rsid="00319cd8" officeooo:paragraph-rsid="00319cd8"/>
    </style:style>
    <style:style style:name="P27" style:family="paragraph" style:parent-style-name="Standard" style:list-style-name="L1">
      <style:text-properties fo:color="#000000" loext:opacity="100%" officeooo:rsid="003251dc" officeooo:paragraph-rsid="003251dc"/>
    </style:style>
    <style:style style:name="P28" style:family="paragraph" style:parent-style-name="Standard" style:list-style-name="L1">
      <style:text-properties fo:color="#000000" loext:opacity="100%" officeooo:rsid="003339d6" officeooo:paragraph-rsid="003339d6"/>
    </style:style>
    <style:style style:name="P29" style:family="paragraph" style:parent-style-name="Standard" style:list-style-name="L1">
      <style:text-properties fo:color="#000000" loext:opacity="100%" officeooo:rsid="0034bdf2" officeooo:paragraph-rsid="0034bdf2"/>
    </style:style>
    <style:style style:name="P30" style:family="paragraph" style:parent-style-name="Standard" style:list-style-name="L1">
      <style:text-properties fo:color="#000000" loext:opacity="100%" officeooo:rsid="0035b037" officeooo:paragraph-rsid="0035b037"/>
    </style:style>
    <style:style style:name="P31" style:family="paragraph" style:parent-style-name="Standard" style:list-style-name="L1">
      <style:text-properties fo:color="#000000" loext:opacity="100%" officeooo:rsid="00368c0c" officeooo:paragraph-rsid="00368c0c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style:style style:name="T4" style:family="text">
      <style:text-properties officeooo:rsid="003036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253667347472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253667337392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1908436629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4">Conflict resolution <text:span text:style-name="T4">Part 1</text:span></text:p>
              </text:list-item>
              <text:list-item>
                <text:p text:style-name="P25">Styling Text</text:p>
              </text:list-item>
              <text:list-item>
                <text:p text:style-name="P26">The Box Model</text:p>
              </text:list-item>
              <text:list-item>
                <text:p text:style-name="P27">The background property</text:p>
              </text:list-item>
              <text:list-item>
                <text:p text:style-name="P28">Position Elements by Floating</text:p>
              </text:list-item>
              <text:list-item>
                <text:p text:style-name="P29">Relative and Absolute Element Positioning</text:p>
              </text:list-item>
              <text:list-item>
                <text:p text:style-name="P30">Media Queries</text:p>
              </text:list-item>
              <text:list-item>
                <text:p text:style-name="P31">Responsive Layout</text:p>
              </text:list-item>
              <text:list-item>
                <text:p text:style-name="P31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2536673396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6673399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6673402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6673408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667341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7513193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7513196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7513233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7513265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7513199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7513210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 table:style-name="TableLine22537513294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751328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537513271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6:30:19.737000000</dc:date>
    <meta:editing-duration>PT6H11M25S</meta:editing-duration>
    <meta:editing-cycles>31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35" meta:word-count="155" meta:character-count="916" meta:non-whitespace-character-count="822"/>
  </office:meta>
</office:document-meta>
</file>